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808080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996633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Arrowheads_20_4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80" draw:marker-start="Arrowheads_20_4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08cm"/>
    </style:style>
    <style:style style:name="gr10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384cm" svg:height="4.064cm" svg:x="0.508cm" svg:y="0cm">
          <text:p text:style-name="P1"><text:span text:style-name="T1">Agent / Admin / Customer / Public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384cm" svg:height="14.218cm" svg:x="0.432cm" svg:y="4.6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1.524cm" svg:x="1.016cm" svg:y="2.032cm">
          <text:p text:style-name="P1"><text:span text:style-name="T2">e.g. via e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1.524cm" svg:x="15.748cm" svg:y="2.032cm">
          <text:p text:style-name="P1"><text:span text:style-name="T2">e.g. via http brows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4.064cm" svg:x="1.016cm" svg:y="5.08cm">
          <text:p text:style-name="P1"><text:span text:style-name="T1">CMD</text:span></text:p>
          <text:p text:style-name="P1"><text:span text:style-name="T1">Frontend</text:span></text:p>
          <text:p text:style-name="P1"><text:span text:style-name="T1"/></text:p>
          <text:p text:style-name="P1"><text:span text:style-name="T1">(</text:span><text:span text:style-name="T1">e.g. for </text:span></text:p>
          <text:p text:style-name="P1"><text:span text:style-name="T1">email2db</text:span></text:p>
          <text:p text:style-name="P1"><text:span text:style-name="T1">or system</text:span></text:p>
          <text:p text:style-name="P1"><text:span text:style-name="T1">jobs)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192cm" svg:height="1.524cm" svg:x="12.192cm" svg:y="5.08cm">
          <text:p text:style-name="P1"><text:span text:style-name="T1">Web-Frontend-Handles</text:span></text:p>
          <text:p text:style-name="P1"><text:span text:style-name="T1">(</text:span><text:span text:style-name="T1">e.g. index.pl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524cm" svg:x="19.304cm" svg:y="7.62cm">
          <text:p text:style-name="P1"><text:span text:style-name="T1">Own Web-</text:span></text:p>
          <text:p text:style-name="P1"><text:span text:style-name="T1">Frontend-Modul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524cm" svg:x="12.192cm" svg:y="7.62cm">
          <text:p text:style-name="P1"><text:span text:style-name="T1">Web-Frontend-Modules</text:span></text:p>
          <text:p text:style-name="P1"><text:span text:style-name="T1">(</text:span><text:span text:style-name="T1">Kernel/Modules/*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796cm" svg:y1="6.604cm" svg:x2="18.796cm" svg:y2="7.688cm">
          <text:p/>
        </draw:line>
        <draw:custom-shape draw:style-name="gr5" draw:text-style-name="P2" draw:layer="layout" svg:width="5.08cm" svg:height="1.524cm" svg:x="19.304cm" svg:y="10.16cm">
          <text:p text:style-name="P1"><text:span text:style-name="T1">Own </text:span></text:p>
          <text:p text:style-name="P1"><text:span text:style-name="T1">Core-Modul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288cm" svg:height="1.524cm" svg:x="1.016cm" svg:y="10.16cm">
          <text:p text:style-name="P1"><text:span text:style-name="T1">Core-Modules</text:span></text:p>
          <text:p text:style-name="P1"><text:span text:style-name="T1">(</text:span><text:span text:style-name="T1">Kernel/Modules/*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336cm" svg:height="1.016cm" svg:x="2.032cm" svg:y="12.7cm">
          <text:p text:style-name="P1"><text:span text:style-name="T1">Database-Layer (Kernel/System/DB.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08cm" svg:height="1.524cm" svg:x="19.304cm" svg:y="14.732cm">
          <text:p text:style-name="P1"><text:span text:style-name="T1">Own Database-</text:span></text:p>
          <text:p text:style-name="P1"><text:span text:style-name="T1">T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288cm" svg:height="1.492cm" svg:x="1.016cm" svg:y="14.732cm">
          <text:p text:style-name="P1"><text:span text:style-name="T1">Database</text:span></text:p>
          <text:p text:style-name="P1"><text:span text:style-name="T1">(</text:span><text:span text:style-name="T1">DBMS e.g. MySQL, PostgreSQL, Oracle, SAPDB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796cm" svg:y1="3.488cm" svg:x2="18.796cm" svg:y2="5.08cm">
          <text:p/>
        </draw:line>
        <draw:line draw:style-name="gr6" draw:text-style-name="P1" draw:layer="layout" svg:x1="18.796cm" svg:y1="9.144cm" svg:x2="18.796cm" svg:y2="10.16cm">
          <text:p/>
        </draw:line>
        <draw:line draw:style-name="gr6" draw:text-style-name="P1" draw:layer="layout" svg:x1="12.7cm" svg:y1="13.716cm" svg:x2="12.7cm" svg:y2="14.732cm">
          <text:p/>
        </draw:line>
        <draw:line draw:style-name="gr6" draw:text-style-name="P1" draw:layer="layout" svg:x1="12.7cm" svg:y1="11.684cm" svg:x2="12.7cm" svg:y2="12.768cm">
          <text:p/>
        </draw:line>
        <draw:line draw:style-name="gr8" draw:text-style-name="P1" draw:layer="layout" svg:x1="2.54cm" svg:y1="3.556cm" svg:x2="2.54cm" svg:y2="5.08cm">
          <text:p/>
        </draw:line>
        <draw:line draw:style-name="gr6" draw:text-style-name="P1" draw:layer="layout" svg:x1="2.54cm" svg:y1="9.144cm" svg:x2="2.54cm" svg:y2="10.16cm">
          <text:p/>
        </draw:line>
        <draw:frame draw:style-name="gr9" draw:text-style-name="P4" draw:layer="layout" svg:width="8.636cm" svg:height="0.758cm" svg:x="16.256cm" svg:y="19.054cm">
          <draw:text-box>
            <text:p><text:span text:style-name="T3">(</text:span><text:span text:style-name="T3">c) 2001-2011 OTRS Team, http://otrs.org/</text:span></text:p>
          </draw:text-box>
        </draw:frame>
        <draw:frame draw:style-name="gr10" draw:text-style-name="P1" draw:layer="layout" svg:width="12.192cm" svg:height="1.266cm" svg:x="6.604cm" svg:y="17.022cm">
          <draw:text-box>
            <text:p text:style-name="P1">OTRS – Open Ticket Request System</text:p>
          </draw:text-box>
        </draw:frame>
        <draw:custom-shape draw:style-name="gr4" draw:text-style-name="P2" draw:layer="layout" svg:width="6.096cm" svg:height="1.524cm" svg:x="5.588cm" svg:y="5.08cm">
          <text:p text:style-name="P1"><text:span text:style-name="T1">Web-Frontend-Handle</text:span></text:p>
          <text:p text:style-name="P1"><text:span text:style-name="T1">(</text:span><text:span text:style-name="T1">nph-genericinterface.pl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524cm" svg:x="4.572cm" svg:y="7.62cm">
          <text:p text:style-name="P1"><text:span text:style-name="T1">Generic Interface Modules</text:span></text:p>
          <text:p text:style-name="P1"><text:span text:style-name="T1">(</text:span><text:span text:style-name="T1">Kernel/GenericInterface/*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1.524cm" svg:x="4.572cm" svg:y="2.032cm">
          <text:p text:style-name="P1"><text:span text:style-name="T2">via web servic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636cm" svg:y1="3.556cm" svg:x2="8.636cm" svg:y2="5.08cm">
          <text:p/>
        </draw:line>
        <draw:line draw:style-name="gr8" draw:text-style-name="P1" draw:layer="layout" svg:x1="5.08cm" svg:y1="3.556cm" svg:x2="5.08cm" svg:y2="7.62cm">
          <text:p/>
        </draw:line>
        <draw:line draw:style-name="gr6" draw:text-style-name="P1" draw:layer="layout" svg:x1="8.636cm" svg:y1="6.604cm" svg:x2="8.636cm" svg:y2="7.62cm">
          <text:p/>
        </draw:line>
        <draw:line draw:style-name="gr6" draw:text-style-name="P1" draw:layer="layout" svg:x1="8.128cm" svg:y1="9.144cm" svg:x2="8.128cm" svg:y2="10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4" draw:display-name="Arrowheads 4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1-07-22T22:16:20</meta:creation-date>
    <dc:date>2011-07-25T10:04:12</dc:date>
    <dc:creator>Carlos Fernando Rodríguez</dc:creator>
    <meta:editing-duration>PT22H40M53S</meta:editing-duration>
    <meta:editing-cycles>18</meta:editing-cycles>
    <meta:generator>LibreOffice/3.4$Unix LibreOffice_project/340m1$Build-103</meta:generator>
    <dc:description>Export as:
PNG
600 x 468 Pixels  @ 72 Pixes / Inch</dc:description>
    <meta:keyword>otrs layers architecture</meta:keyword>
    <dc:subject>otrs layers architecture</dc:subject>
    <dc:title>architecture</dc:title>
    <meta:document-statistic meta:object-count="29"/>
  </office:meta>
</office:document-meta>
</file>